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10000">
      <style:table-cell-properties fo:border="0.74pt solid #000000"/>
      <style:text-properties style:font-name="Liberation Serif" fo:font-size="12pt" style:font-size-asian="12pt" style:font-size-complex="12pt"/>
    </style:style>
    <style:style style:name="ce13" style:family="table-cell" style:parent-style-name="Default" style:data-style-name="N10000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column table:style-name="co3" table:default-cell-style-name="ce4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Array size</text:p>
          </table:table-cell>
          <table:table-cell table:style-name="ce1" office:value-type="string" calcext:value-type="string" table:number-columns-spanned="1" table:number-rows-spanned="3">
            <text:p>Serial</text:p>
            <text:p>Bubble</text:p>
          </table:table-cell>
          <table:table-cell table:style-name="ce1" office:value-type="string" calcext:value-type="string" table:number-columns-spanned="4" table:number-rows-spanned="1">
            <text:p>Parallel Bubble</text:p>
          </table:table-cell>
          <table:covered-table-cell table:style-name="ce11"/>
          <table:covered-table-cell table:number-columns-repeated="2"/>
          <table:table-cell table:style-name="ce1" office:value-type="string" calcext:value-type="string" table:number-columns-spanned="1" table:number-rows-spanned="3">
            <text:p>std::sort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2 processors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covered-table-cell table:style-name="ce1"/>
          <table:table-cell table:number-columns-repeated="2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peedup</text:p>
          </table:table-cell>
          <table:covered-table-cell table:style-name="ce1"/>
          <table:table-cell table:number-columns-repeated="2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0003" calcext:value-type="float">
            <text:p>0.000003</text:p>
          </table:table-cell>
          <table:table-cell table:style-name="ce7" office:value-type="float" office:value="0.000666" calcext:value-type="float">
            <text:p>0.000666</text:p>
          </table:table-cell>
          <table:table-cell table:style-name="ce7" table:formula="of:=[.C6]-[.D6]" office:value-type="float" office:value="-0.000663" calcext:value-type="float">
            <text:p>-0.000663</text:p>
          </table:table-cell>
          <table:table-cell table:style-name="ce12" office:value-type="float" office:value="0.004505" calcext:value-type="float">
            <text:p>0.004505</text:p>
          </table:table-cell>
          <table:table-cell table:style-name="ce12" table:formula="of:=[.D6]-[.F6]" office:value-type="float" office:value="-0.003839" calcext:value-type="float">
            <text:p>-0.003839</text:p>
          </table:table-cell>
          <table:table-cell table:style-name="ce7" office:value-type="float" office:value="0.000006" calcext:value-type="float">
            <text:p>0.00000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0045" calcext:value-type="float">
            <text:p>0.000045</text:p>
          </table:table-cell>
          <table:table-cell table:style-name="ce7" office:value-type="float" office:value="0.002161" calcext:value-type="float">
            <text:p>0.002161</text:p>
          </table:table-cell>
          <table:table-cell table:style-name="ce7" table:formula="of:=[.C7]-[.D7]" office:value-type="float" office:value="-0.002116" calcext:value-type="float">
            <text:p>-0.002116</text:p>
          </table:table-cell>
          <table:table-cell table:style-name="ce12" office:value-type="float" office:value="0.006196" calcext:value-type="float">
            <text:p>0.006196</text:p>
          </table:table-cell>
          <table:table-cell table:style-name="ce12" table:formula="of:=[.D7]-[.F7]" office:value-type="float" office:value="-0.004035" calcext:value-type="float">
            <text:p>-0.004035</text:p>
          </table:table-cell>
          <table:table-cell table:style-name="ce7" office:value-type="float" office:value="0.000017" calcext:value-type="float">
            <text:p>0.00001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7" office:value-type="float" office:value="0.392749" calcext:value-type="float">
            <text:p>0.392749</text:p>
          </table:table-cell>
          <table:table-cell table:style-name="ce7" office:value-type="float" office:value="0.550864" calcext:value-type="float">
            <text:p>0.550864</text:p>
          </table:table-cell>
          <table:table-cell table:style-name="ce7" table:formula="of:=[.C8]-[.D8]" office:value-type="float" office:value="-0.158115" calcext:value-type="float">
            <text:p>-0.158115</text:p>
          </table:table-cell>
          <table:table-cell table:style-name="ce12" office:value-type="float" office:value="0.482922" calcext:value-type="float">
            <text:p>0.482922</text:p>
          </table:table-cell>
          <table:table-cell table:style-name="ce12" table:formula="of:=[.D8]-[.F8]" office:value-type="float" office:value="0.067942" calcext:value-type="float">
            <text:p>0.067942</text:p>
          </table:table-cell>
          <table:table-cell table:style-name="ce7" office:value-type="float" office:value="0.002173" calcext:value-type="float">
            <text:p>0.00217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00" calcext:value-type="float">
            <text:p>20000</text:p>
          </table:table-cell>
          <table:table-cell table:style-name="ce7" office:value-type="float" office:value="1.585668" calcext:value-type="float">
            <text:p>1.585668</text:p>
          </table:table-cell>
          <table:table-cell table:style-name="ce7" office:value-type="float" office:value="2.193885" calcext:value-type="float">
            <text:p>2.193885</text:p>
          </table:table-cell>
          <table:table-cell table:style-name="ce7" table:formula="of:=[.C9]-[.D9]" office:value-type="float" office:value="-0.608217" calcext:value-type="float">
            <text:p>-0.608217</text:p>
          </table:table-cell>
          <table:table-cell table:style-name="ce12" office:value-type="float" office:value="1.962906" calcext:value-type="float">
            <text:p>1.962906</text:p>
          </table:table-cell>
          <table:table-cell table:style-name="ce12" table:formula="of:=[.D9]-[.F9]" office:value-type="float" office:value="0.230979" calcext:value-type="float">
            <text:p>0.230979</text:p>
          </table:table-cell>
          <table:table-cell table:style-name="ce7" office:value-type="float" office:value="0.004261" calcext:value-type="float">
            <text:p>0.00426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30000" calcext:value-type="float">
            <text:p>30000</text:p>
          </table:table-cell>
          <table:table-cell table:style-name="ce7" office:value-type="float" office:value="3.575783" calcext:value-type="float">
            <text:p>3.575783</text:p>
          </table:table-cell>
          <table:table-cell table:style-name="ce7" office:value-type="float" office:value="5.013062" calcext:value-type="float">
            <text:p>5.013062</text:p>
          </table:table-cell>
          <table:table-cell table:style-name="ce7" table:formula="of:=[.C10]-[.D10]" office:value-type="float" office:value="-1.437279" calcext:value-type="float">
            <text:p>-1.437279</text:p>
          </table:table-cell>
          <table:table-cell table:style-name="ce12" office:value-type="float" office:value="4.28358" calcext:value-type="float">
            <text:p>4.28358</text:p>
          </table:table-cell>
          <table:table-cell table:style-name="ce12" table:formula="of:=[.D10]-[.F10]" office:value-type="float" office:value="0.729482" calcext:value-type="float">
            <text:p>0.729482</text:p>
          </table:table-cell>
          <table:table-cell table:style-name="ce7" office:value-type="float" office:value="0.007022" calcext:value-type="float">
            <text:p>0.007022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40000" calcext:value-type="float">
            <text:p>40000</text:p>
          </table:table-cell>
          <table:table-cell table:style-name="ce7" office:value-type="float" office:value="6.471324" calcext:value-type="float">
            <text:p>6.471324</text:p>
          </table:table-cell>
          <table:table-cell table:style-name="ce7" office:value-type="float" office:value="8.90495" calcext:value-type="float">
            <text:p>8.90495</text:p>
          </table:table-cell>
          <table:table-cell table:style-name="ce7" table:formula="of:=[.C11]-[.D11]" office:value-type="float" office:value="-2.433626" calcext:value-type="float">
            <text:p>-2.433626</text:p>
          </table:table-cell>
          <table:table-cell table:style-name="ce12" office:value-type="float" office:value="7.641064" calcext:value-type="float">
            <text:p>7.641064</text:p>
          </table:table-cell>
          <table:table-cell table:style-name="ce12" table:formula="of:=[.D11]-[.F11]" office:value-type="float" office:value="1.263886" calcext:value-type="float">
            <text:p>1.263886</text:p>
          </table:table-cell>
          <table:table-cell table:style-name="ce7" office:value-type="float" office:value="0.009096" calcext:value-type="float">
            <text:p>0.00909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50000" calcext:value-type="float">
            <text:p>50000</text:p>
          </table:table-cell>
          <table:table-cell table:style-name="ce7" office:value-type="float" office:value="10.031491" calcext:value-type="float">
            <text:p>10.031491</text:p>
          </table:table-cell>
          <table:table-cell table:style-name="ce7" office:value-type="float" office:value="13.914632" calcext:value-type="float">
            <text:p>13.914632</text:p>
          </table:table-cell>
          <table:table-cell table:style-name="ce7" table:formula="of:=[.C12]-[.D12]" office:value-type="float" office:value="-3.883141" calcext:value-type="float">
            <text:p>-3.883141</text:p>
          </table:table-cell>
          <table:table-cell table:style-name="ce12" office:value-type="float" office:value="12.263332" calcext:value-type="float">
            <text:p>12.263332</text:p>
          </table:table-cell>
          <table:table-cell table:style-name="ce12" table:formula="of:=[.D12]-[.F12]" office:value-type="float" office:value="1.6513" calcext:value-type="float">
            <text:p>1.6513</text:p>
          </table:table-cell>
          <table:table-cell table:style-name="ce7" office:value-type="float" office:value="0.01219" calcext:value-type="float">
            <text:p>0.01219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"/>
          <table:table-cell table:style-name="ce8" table:number-columns-repeated="3"/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calar op. time, rough est. (sec)</text:p>
          </table:table-cell>
          <table:table-cell table:formula="of:=[.$C$9]/((([.$B$9]-1)*[.$B$9])/2)" office:value-type="float" office:value="0.00000000792873643682" calcext:value-type="float">
            <text:p>7,92873643682184E-09</text:p>
          </table:table-cell>
        </table:table-row>
        <table:table-row table:style-name="ro2">
          <table:table-cell/>
          <table:table-cell table:style-name="ce5" office:value-type="string" calcext:value-type="string">
            <text:p>Array size</text:p>
          </table:table-cell>
          <table:table-cell table:style-name="ce5" office:value-type="string" calcext:value-type="string" table:number-columns-spanned="2" table:number-rows-spanned="1">
            <text:p>2 processo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4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9" table:formula="of:=(([.$B18]/2)*([.$B18]/2) + 2*[.$B18])*[.$J$15]" office:value-type="float" office:value="0.00000035679313965698" calcext:value-type="float">
            <text:p>3.56793139656983E-07</text:p>
          </table:table-cell>
          <table:table-cell table:style-name="ce7" office:value-type="float" office:value="0.000666" calcext:value-type="float">
            <text:p>0.000666</text:p>
          </table:table-cell>
          <table:table-cell table:style-name="ce9" table:formula="of:=(([.$B18]/4)*([.$B18]/4) + 2*[.$B18])*[.$J$15]" office:value-type="float" office:value="0.00000020812933146657" calcext:value-type="float">
            <text:p>2.08129331466573E-07</text:p>
          </table:table-cell>
          <table:table-cell table:style-name="ce12" office:value-type="float" office:value="0.004505" calcext:value-type="float">
            <text:p>0.004505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9" table:formula="of:=(([.$B19]/2)*([.$B19]/2) + 2*[.$B19])*[.$J$15]" office:value-type="float" office:value="0.000021407588379419" calcext:value-type="float">
            <text:p>2.1407588379419E-05</text:p>
          </table:table-cell>
          <table:table-cell table:style-name="ce7" office:value-type="float" office:value="0.002161" calcext:value-type="float">
            <text:p>0.002161</text:p>
          </table:table-cell>
          <table:table-cell table:style-name="ce9" table:formula="of:=(([.$B19]/4)*([.$B19]/4) + 2*[.$B19])*[.$J$15]" office:value-type="float" office:value="0.00000654120756037802" calcext:value-type="float">
            <text:p>6.54120756037802E-06</text:p>
          </table:table-cell>
          <table:table-cell table:style-name="ce12" office:value-type="float" office:value="0.006196" calcext:value-type="float">
            <text:p>0.006196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9" table:formula="of:=(([.$B20]/2)*([.$B20]/2) + 2*[.$B20])*[.$J$15]" office:value-type="float" office:value="0.198376985649282" calcext:value-type="float">
            <text:p>0.198376985649282</text:p>
          </table:table-cell>
          <table:table-cell table:style-name="ce7" office:value-type="float" office:value="0.550864" calcext:value-type="float">
            <text:p>0.550864</text:p>
          </table:table-cell>
          <table:table-cell table:style-name="ce9" table:formula="of:=(([.$B20]/4)*([.$B20]/4) + 2*[.$B20])*[.$J$15]" office:value-type="float" office:value="0.049713177458873" calcext:value-type="float">
            <text:p>0.049713177458873</text:p>
          </table:table-cell>
          <table:table-cell table:style-name="ce12" office:value-type="float" office:value="0.482922" calcext:value-type="float">
            <text:p>0.482922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20000" calcext:value-type="float">
            <text:p>20000</text:p>
          </table:table-cell>
          <table:table-cell table:style-name="ce9" table:formula="of:=(([.$B21]/2)*([.$B21]/2) + 2*[.$B21])*[.$J$15]" office:value-type="float" office:value="0.793190793139657" calcext:value-type="float">
            <text:p>0.793190793139657</text:p>
          </table:table-cell>
          <table:table-cell table:style-name="ce7" office:value-type="float" office:value="2.193885" calcext:value-type="float">
            <text:p>2.193885</text:p>
          </table:table-cell>
          <table:table-cell table:style-name="ce9" table:formula="of:=(([.$B21]/4)*([.$B21]/4) + 2*[.$B21])*[.$J$15]" office:value-type="float" office:value="0.198535560378019" calcext:value-type="float">
            <text:p>0.198535560378019</text:p>
          </table:table-cell>
          <table:table-cell table:style-name="ce12" office:value-type="float" office:value="1.962906" calcext:value-type="float">
            <text:p>1.962906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30000" calcext:value-type="float">
            <text:p>30000</text:p>
          </table:table-cell>
          <table:table-cell table:style-name="ce9" table:formula="of:=(([.$B22]/2)*([.$B22]/2) + 2*[.$B22])*[.$J$15]" office:value-type="float" office:value="1.78444142247112" calcext:value-type="float">
            <text:p>1.78444142247112</text:p>
          </table:table-cell>
          <table:table-cell table:style-name="ce7" office:value-type="float" office:value="5.013062" calcext:value-type="float">
            <text:p>5.013062</text:p>
          </table:table-cell>
          <table:table-cell table:style-name="ce9" table:formula="of:=(([.$B22]/4)*([.$B22]/4) + 2*[.$B22])*[.$J$15]" office:value-type="float" office:value="0.446467148757438" calcext:value-type="float">
            <text:p>0.446467148757438</text:p>
          </table:table-cell>
          <table:table-cell table:style-name="ce12" office:value-type="float" office:value="4.28358" calcext:value-type="float">
            <text:p>4.28358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40000" calcext:value-type="float">
            <text:p>40000</text:p>
          </table:table-cell>
          <table:table-cell table:style-name="ce9" table:formula="of:=(([.$B23]/2)*([.$B23]/2) + 2*[.$B23])*[.$J$15]" office:value-type="float" office:value="3.17212887364368" calcext:value-type="float">
            <text:p>3.17212887364368</text:p>
          </table:table-cell>
          <table:table-cell table:style-name="ce7" office:value-type="float" office:value="8.90495" calcext:value-type="float">
            <text:p>8.90495</text:p>
          </table:table-cell>
          <table:table-cell table:style-name="ce9" table:formula="of:=(([.$B23]/4)*([.$B23]/4) + 2*[.$B23])*[.$J$15]" office:value-type="float" office:value="0.79350794259713" calcext:value-type="float">
            <text:p>0.79350794259713</text:p>
          </table:table-cell>
          <table:table-cell table:style-name="ce12" office:value-type="float" office:value="7.641064" calcext:value-type="float">
            <text:p>7.641064</text:p>
          </table:table-cell>
          <table:table-cell table:style-name="ce13"/>
          <table:table-cell table:number-columns-repeated="3"/>
        </table:table-row>
        <table:table-row table:style-name="ro2">
          <table:table-cell/>
          <table:table-cell table:style-name="ce2" office:value-type="float" office:value="50000" calcext:value-type="float">
            <text:p>50000</text:p>
          </table:table-cell>
          <table:table-cell table:style-name="ce9" table:formula="of:=(([.$B24]/2)*([.$B24]/2) + 2*[.$B24])*[.$J$15]" office:value-type="float" office:value="4.95625314665733" calcext:value-type="float">
            <text:p>4.95625314665733</text:p>
          </table:table-cell>
          <table:table-cell table:style-name="ce7" office:value-type="float" office:value="13.914632" calcext:value-type="float">
            <text:p>13.914632</text:p>
          </table:table-cell>
          <table:table-cell table:style-name="ce9" table:formula="of:=(([.$B24]/4)*([.$B24]/4) + 2*[.$B24])*[.$J$15]" office:value-type="float" office:value="1.2396579418971" calcext:value-type="float">
            <text:p>1.2396579418971</text:p>
          </table:table-cell>
          <table:table-cell table:style-name="ce12" office:value-type="float" office:value="12.263332" calcext:value-type="float">
            <text:p>12.263332</text:p>
          </table:table-cell>
          <table:table-cell table:style-name="ce13"/>
          <table:table-cell table:number-columns-repeated="3"/>
        </table:table-row>
        <table:table-row table:style-name="ro2" table:number-rows-repeated="6">
          <table:table-cell/>
          <table:table-cell table:style-name="ce3"/>
          <table:table-cell table:style-name="ce10"/>
          <table:table-cell table:style-name="ce8"/>
          <table:table-cell table:style-name="ce10"/>
          <table:table-cell table:number-columns-repeated="5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0:04.073310032</meta:creation-date>
    <dc:date>2022-11-20T23:58:34.339900701</dc:date>
    <meta:editing-duration>PT1H18M52S</meta:editing-duration>
    <meta:editing-cycles>4</meta:editing-cycles>
    <meta:generator>LibreOffice/7.3.7.2$Linux_X86_64 LibreOffice_project/30$Build-2</meta:generator>
    <meta:document-statistic meta:table-count="1" meta:cell-count="103" meta:object-count="0"/>
  </office:meta>
</office:document-meta>
</file>